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∗</mo>
                    <mi>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i>'</mi>
              <mo stretchy="false">=</mo>
              <mi>f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o stretchy="false">∫</mo>
              <mrow>
                <mo fence="true" stretchy="false">(</mo>
                <mrow>
                  <mrow>
                    <mi>f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∗</mo>
                      <mi>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row>
                <mi>'</mi>
                <mo stretchy="false">∗</mo>
                <mi mathvariant="italic">dx</mi>
              </mrow>
              <mo stretchy="false">=</mo>
              <mrow>
                <mrow>
                  <mo stretchy="false">∫</mo>
                  <mrow>
                    <mo fence="true" stretchy="false">(</mo>
                    <mrow>
                      <mrow>
                        <mi>f</mi>
                        <mi>'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∗</mo>
                          <mi>g</mi>
                        </mrow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g</mi>
                        </mrow>
                        <mi>'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∗</mo>
                          <mi>f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stretchy="false">∗</mo>
                <mi mathvariant="italic">dx</mi>
              </mrow>
            </mrow>
          </mrow>
        </mtd>
      </mtr>
      <mtr>
        <mtd>
          <mrow/>
        </mtd>
      </mtr>
      <mtr>
        <mtd>
          <mrow>
            <mo stretchy="false">⇒</mo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>g</mi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o stretchy="false">∫</mo>
                <mi>f</mi>
              </mrow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>g</mi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∗</mo>
                <mi mathvariant="italic">dx</mi>
              </mrow>
              <mo stretchy="false">+</mo>
              <mrow>
                <mo stretchy="false">∫</mo>
                <mi>g</mi>
              </mrow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 mathvariant="italic">dx</mi>
            </mrow>
          </mrow>
        </mtd>
      </mtr>
      <mtr>
        <mtd>
          <mrow/>
        </mtd>
      </mtr>
      <mtr>
        <mtd>
          <mrow>
            <mo stretchy="false">⇒</mo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>g</mi>
              </mrow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>f</mi>
            </mrow>
            <mrow>
              <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∗</mo>
                  <mi mathvariant="italic">dx</mi>
                </mrow>
                <mo stretchy="false">+</mo>
                <mi>C</mi>
              </mrow>
              <mo stretchy="false">=</mo>
              <mrow>
                <mo stretchy="false">∫</mo>
                <mi>f</mi>
              </mrow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 mathvariant="italic">dx</mi>
            </mrow>
          </mrow>
        </mtd>
      </mtr>
    </mtable>
    <annotation encoding="StarMath 5.0">(f( x )*g( x ))' = f'( x )*g( x )+g'( x )*f( x )
newline
newline
drarrow int (f( x )*g( x ))'*dx = int (f'( x )*g( x )+g'( x )*f( x ))*dx
newline
newline
drarrow f( x )*g( x )+C = int f'( x )*g( x )*dx + int g'( x )*f( x )*dx
newline
newline
drarrow f( x )*g( x ) - int g'( x )*f( x )*dx + C = int f'( x )*g( x )*dx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8T12:52:19.537492187</meta:creation-date>
    <meta:generator>LibreOffice/6.4.3.2$Linux_X86_64 LibreOffice_project/40$Build-2</meta:generator>
  </office:meta>
</office:document-meta>
</file>